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mmit TBD</text:p>
          </table:table-cell>
          <table:table-cell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4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/>
          <table:table-cell table:style-name="ce4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5:31:58.62334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15T18:24:42.080330400</dc:date>
    <meta:editing-duration>PT2H34M51S</meta:editing-duration>
    <meta:editing-cycles>8</meta:editing-cycles>
    <meta:generator>LibreOffice/25.2.4.3$Windows_X86_64 LibreOffice_project/33e196637044ead23f5c3226cde09b47731f7e27</meta:generator>
    <meta:document-statistic meta:table-count="2" meta:cell-count="76" meta:object-count="0"/>
  </office:meta>
</office:document-meta>
</file>